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2" table:number-columns-repeated="1020" table:default-cell-style-name="ce4"/>
        <table:table-row table:style-name="ro1">
          <table:table-cell table:style-name="ce3" office:value-type="string" calcext:value-type="string">
            <text:p>Part number or link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TY</text:p>
          </table:table-cell>
          <table:table-cell table:style-name="ce10" office:value-type="string" calcext:value-type="string">
            <text:p>Supplie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455-1488-ND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ating connector for <text:s/>SM04B-PASS-TBT(LF)(SN)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5-1489-ND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ating connector for <text:s/>SM05B-PASS-TBT(LF)(SN)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455-3086-ND </text:p>
          </table:table-cell>
          <table:table-cell office:value-type="float" office:value="0.3932" calcext:value-type="float">
            <text:p>0.3932</text:p>
          </table:table-cell>
          <table:table-cell office:value-type="string" calcext:value-type="string">
            <text:p>jumper for PAP connecto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4">
          <table:table-cell office:value-type="float" office:value="2548" calcext:value-type="float">
            <text:p>254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T-Link STM8/STM32 v2 Programmer &amp; E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20-1000-FS15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1.5”x1.75” FS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ossen robotics</text:p>
          </table:table-cell>
          <table:table-cell table:number-columns-repeated="1019"/>
        </table:table-row>
        <table:table-row table:style-name="ro5">
          <table:table-cell table:style-name="ce9" office:value-type="string" calcext:value-type="string">
            <text:p><text:s text:c="2"/>455-1551-ND </text:p>
          </table:table-cell>
          <table:table-cell table:style-name="ce5" office:value-type="float" office:value="0.18" calcext:value-type="float">
            <text:p>0.18</text:p>
          </table:table-cell>
          <table:table-cell office:value-type="string" calcext:value-type="string">
            <text:p>panel mount 5 pos PAL connector (for interconnection between swd adapater and boar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455-3089-ND 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12’’ precrimped wires for panel mount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3"/>
          <table:table-cell table:formula="of:=CEILING(SUMPRODUCT([.B1:.B22];[.D1:.D22]);0.01)" office:value-type="float" office:value="133.02" calcext:value-type="float">
            <text:p>133.02</text:p>
          </table:table-cell>
          <table:table-cell table:number-columns-repeated="1020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7:59:23.69445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1:53.907798510</meta:creation-date>
    <dc:date>2019-10-01T09:57:37.004470039</dc:date>
    <meta:editing-duration>PT49M10S</meta:editing-duration>
    <meta:editing-cycles>6</meta:editing-cycles>
    <meta:generator>LibreOffice/6.2.6.2$Linux_X86_64 LibreOffice_project/20$Build-2</meta:generator>
    <meta:document-statistic meta:table-count="1" meta:cell-count="41" meta:object-count="0"/>
  </office:meta>
</office:document-meta>
</file>